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309e" officeooo:paragraph-rsid="0018309e"/>
    </style:style>
    <style:style style:name="P2" style:family="paragraph" style:parent-style-name="Standard">
      <style:text-properties officeooo:rsid="001904e2" officeooo:paragraph-rsid="001904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ud operation in flask </text:p>
      <text:p text:style-name="P1"/>
      <text:p text:style-name="P2">heruko </text:p>
      <text:p text:style-name="P2"/>
      <text:p text:style-name="P2">gunicorn pyth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22:23:21.314975135</meta:creation-date>
    <dc:date>2019-12-23T01:47:47.387844745</dc:date>
    <meta:editing-duration>PT3H24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7" meta:character-count="46" meta:non-whitespace-character-count="40"/>
  </office:meta>
</office:document-meta>
</file>